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paragraph-properties fo:text-align="justify" style:justify-single-word="false">
        <style:tab-stops/>
      </style:paragraph-properties>
    </style:style>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1">
      <style:paragraph-properties fo:margin-left="1.251cm" fo:margin-right="0cm" fo:text-indent="0cm" style:auto-text-indent="false"/>
    </style:style>
    <style:style style:name="P5" style:family="paragraph" style:parent-style-name="Standard" style:list-style-name="L3">
      <style:paragraph-properties fo:margin-left="1.251cm" fo:margin-right="0cm" fo:text-indent="0cm" style:auto-text-indent="false"/>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27939_1255028942"/>Présentation<text:bookmark-end text:name="__RefHeading__27939_1255028942"/></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27939_1255028942" text:style-name="Internet_20_link" text:visited-style-name="Internet_20_link">1 - Présentation<text:tab/>1</text:a></text:p>
          <text:p text:style-name="P7"><text:a xlink:type="simple" xlink:href="#__RefHeading__27941_1255028942" text:style-name="Internet_20_link" text:visited-style-name="Internet_20_link">1.1 - Description<text:tab/>1</text:a></text:p>
          <text:p text:style-name="P7"><text:a xlink:type="simple" xlink:href="#__RefHeading__27943_1255028942" text:style-name="Internet_20_link" text:visited-style-name="Internet_20_link">1.2 - Caractéristiques techniques principales<text:tab/>1</text:a></text:p>
        </text:index-body>
      </text:table-of-content>
      <text:p text:style-name="Standard"/>
      <text:h text:style-name="Heading_20_2" text:outline-level="2"><text:bookmark text:name="__RefHeading__27941_1255028942"/>Description<text:bookmark-end text:name="__RefHeading__27941_1255028942"/></text:h>
      <text:p text:style-name="Standard"><text:span text:style-name="T1">Eeschema</text:span> est un puissant logiciel de schématique de circuits électroniques disponible sous les systèmes d'exploitation</text:p>
      <text:list xml:id="list41657127" text:style-name="L1">
        <text:list-item>
          <text:p text:style-name="P4">LINUX</text:p>
        </text:list-item>
        <text:list-item>
          <text:p text:style-name="P4">Windows XP/2000/ W7</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Eeschema supporte les hiérarchies :</text:p>
      <text:list xml:id="list41647307" text:style-name="L2">
        <text:list-item>
          <text:p text:style-name="P2">A plat.</text:p>
        </text:list-item>
        <text:list-item>
          <text:p text:style-name="P2">Simples.</text:p>
        </text:list-item>
        <text:list-item>
          <text:p text:style-name="P2">Complexes.</text:p>
        </text:list-item>
      </text:list>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xml:id="list41633958" text:style-name="L3">
        <text:list-item>
          <text:p text:style-name="P5">Contrôle des règles électriques (<text:span text:style-name="T2">D.R.C.</text:span>)pour la détection automatique des connexions incorrectes, des entrées « en l'air » de composants...</text:p>
        </text:list-item>
        <text:list-item>
          <text:p text:style-name="P5">Génération des fichiers de tracé au format POSTSCRIPT ou HPGL</text:p>
        </text:list-item>
        <text:list-item>
          <text:p text:style-name="P5">Génération des fichiers de tracé sur imprimante locale.</text:p>
        </text:list-item>
        <text:list-item>
          <text:p text:style-name="P5">Génération de la liste du matériel.</text:p>
        </text:list-item>
        <text:list-item>
          <text:p text:style-name="P5">Génération du fichier <text:span text:style-name="T2">Netliste</text:span> pour le logiciel de circuits imprimés, ou pour un simulateur.</text:p>
        </text:list-item>
      </text:list>
      <text:h text:style-name="Heading_20_2" text:outline-level="2"><text:bookmark text:name="__RefHeading__27943_1255028942"/>Caractéristiques techniques principales<text:bookmark-end text:name="__RefHeading__27943_1255028942"/></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xml:id="list41652784" text:style-name="L4">
        <text:list-item>
          <text:p text:style-name="P3">Les hiérarchies simples ( chaque fichier ou sous-schéma est utilisé une seule fois)</text:p>
        </text:list-item>
        <text:list-item>
          <text:p text:style-name="P3">Les hiérarchies complexes ( un fichier ou schéma est utilisé plusieurs fois: multiples instances)</text:p>
        </text:list-item>
        <text:list-item>
          <text:p text:style-name="P3"><text:soft-page-break/>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Eeschema,chap1 : Présentation</dc:title>
    <meta:initial-creator>IUT</meta:initial-creator>
    <meta:creation-date>1996-01-27T13:47:00</meta:creation-date>
    <dc:date>2011-11-14T21:51:52.82</dc:date>
    <meta:print-date>1999-04-24T19:41:00</meta:print-date>
    <dc:language>fr-FR</dc:language>
    <meta:editing-cycles>82</meta:editing-cycles>
    <meta:editing-duration>PT6H15M25S</meta:editing-duration>
    <meta:document-statistic meta:table-count="0" meta:image-count="0" meta:object-count="0" meta:page-count="2" meta:paragraph-count="34" meta:word-count="425" meta:character-count="2658" meta:non-whitespace-character-count="2278"/>
    <meta:user-defined meta:name="Info 1"/>
    <meta:user-defined meta:name="Info 2"/>
    <meta:user-defined meta:name="Info 3"/>
    <meta:user-defined meta:name="Info 4"/>
  </office:meta>
</office:document-meta>
</file>